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erif" officeooo:rsid="0009e14b" officeooo:paragraph-rsid="0009e14b"/>
    </style:style>
    <style:style style:name="P2" style:family="paragraph" style:parent-style-name="Standard">
      <style:paragraph-properties fo:line-height="100%" fo:text-align="justify" style:justify-single-word="false"/>
      <style:text-properties style:font-name="Liberation Serif" officeooo:rsid="0009e14b" officeooo:paragraph-rsid="0009e14b"/>
    </style:style>
    <style:style style:name="P3" style:family="paragraph" style:parent-style-name="Standard">
      <style:paragraph-properties fo:line-height="100%" fo:text-align="justify" style:justify-single-word="false"/>
      <style:text-properties officeooo:paragraph-rsid="0009e14b"/>
    </style:style>
    <style:style style:name="P4" style:family="paragraph" style:parent-style-name="Text_20_body">
      <style:paragraph-properties fo:line-height="100%" fo:text-align="justify" style:justify-single-word="false"/>
    </style:style>
    <style:style style:name="P5" style:family="paragraph" style:parent-style-name="Text_20_body">
      <style:paragraph-properties fo:line-height="100%" fo:text-align="justify" style:justify-single-word="false"/>
      <style:text-properties style:font-name="Liberation Serif" officeooo:rsid="0009e14b"/>
    </style:style>
    <style:style style:name="T1" style:family="text">
      <style:text-properties officeooo:rsid="0009e14b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9e14b"/>
    </style:style>
    <style:style style:name="T4" style:family="text">
      <style:text-properties style:font-name="Liberation Serif" fo:font-style="italic" style:font-style-asian="italic" style:font-style-complex="italic"/>
    </style:style>
    <style:style style:name="T5" style:family="text">
      <style:text-properties style:font-name="Liberation Serif" fo:font-style="italic" officeooo:rsid="0009e14b" style:font-style-asian="italic" style:font-style-complex="italic"/>
    </style:style>
    <style:style style:name="T6" style:family="text">
      <style:text-properties style:font-name="Liberation Serif" fo:font-style="normal" style:font-style-asian="normal" style:font-style-complex="normal"/>
    </style:style>
    <style:style style:name="T7" style:family="text">
      <style:text-properties style:font-name="Liberation Serif" fo:font-style="normal" officeooo:rsid="0009e14b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Filosofia</text:p>
      <text:p text:style-name="P1"/>
      <text:p text:style-name="P3"><text:span text:style-name="T3">1-</text:span><text:span text:style-name="T2">Inicialmente, é importante entender o que é a</text:span><text:span text:style-name="Strong_20_Emphasis"><text:span text:style-name="T2"> informação estética</text:span></text:span><text:span text:style-name="T2">. Em poucas palavra, podemos definir a </text:span><text:span text:style-name="Strong_20_Emphasis"><text:span text:style-name="T2">informação estética como aquela que não possui valor racional em si</text:span></text:span><text:span text:style-name="T2"> (sentido lógico). Com isto em mente, pode-se verificar que a </text:span><text:span text:style-name="Strong_20_Emphasis"><text:span text:style-name="T2">informação estética  é caracterizada pelo uso do senso comum ou contos corriqueiros do nosso cotidiano</text:span></text:span><text:span text:style-name="T2">.</text:span></text:p>
      <text:p text:style-name="P4"><text:span text:style-name="T2">Portanto, a</text:span><text:span text:style-name="Strong_20_Emphasis"><text:span text:style-name="T2"> informação estética </text:span></text:span><text:span text:style-name="T2">é considerada vaga em conhecimento e não possui comprovação científica.</text:span></text:p>
      <text:p text:style-name="P2"/>
      <text:p text:style-name="P3"><text:span text:style-name="T7">2-</text:span><text:span text:style-name="Emphasis"><text:span text:style-name="T6">Observe as cores e os tons, e como criam o temperamento da obra de arte.</text:span></text:span></text:p>
      <text:p text:style-name="P4"><text:span text:style-name="Emphasis"><text:span text:style-name="T6">Use todas as informações que você recolheu até agora para compreender o tema, que é a mensagem da pintura.Estilo do artista que pode ser reconhecido pelas suas cores, sua forma de pintar, sua época e seus significados dentro de um contexto histórico.</text:span></text:span></text:p>
      <text:p text:style-name="P5"><text:span text:style-name="Emphasis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4:56:51.111753495</meta:creation-date>
    <dc:date>2020-11-30T15:00:44.653145044</dc:date>
    <meta:editing-duration>PT3M54S</meta:editing-duration>
    <meta:editing-cycles>1</meta:editing-cycles>
    <meta:document-statistic meta:table-count="0" meta:image-count="0" meta:object-count="0" meta:page-count="1" meta:paragraph-count="5" meta:word-count="126" meta:character-count="787" meta:non-whitespace-character-count="665"/>
    <meta:generator>LibreOffice/6.4.6.2$Linux_X86_64 LibreOffice_project/40$Build-2</meta:generator>
  </office:meta>
</office:document-meta>
</file>